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Libreenect (OpenKinect) Joystick de valor mínimo con pantalla - Demostración de Kinect con OpenKinect SDK (receta de Python)<text:line-break/><text:line-break/>Esta demostración requiere que esté usando una máquina Linux y que libfreenect esté instalado con el contenedor de Python. Esta demostración también requiere que tengas opencv, numpy y pygame. Todos pueden instalarse usando sudo apt-get install {NOMBRE DEL PROGRAMA AQUÍ}. Aquí hay instrucciones para instalar libfreenect: http://openkinect.org/wiki/Getting_Started. Bien, entonces lo que hace esta demostración es encontrar el punto mínimo en la imagen de profundidad y usa el índice de este punto mínimo para crear un joystick de cuatro botones que codifica para 'A', 'B', 'X', 'Y'. También utiliza el punto mínimo y la imagen RGB para poner un círculo en el punto mínimo de la pantalla. Entonces, básicamente, un punto seguirá su mano en la imagen RGB. Si el valor mínimo es mayor que 600 (unidades arbitrarias), el color del punto cambiará de rojo a púrpura y el punto permanecerá estacionario. Además, si el Kinect no se abre correctamente la primera vez, desenchúfelo y vuelva a conectarlo y ejecútelo en el terminal sudo freenect-glview. Después de intentar ejecutar el programa de nuevo. Una cosa más, este código requiere privilegios de superusuario, así que ejecútelo a través de la terminal. Aquí está cómo hacer esto para linux n00bs.<text:line-break/><text:line-break/>    Cambie su directorio en el directorio donde está el código (use cd {PATH})<text:line-break/>    Ejecute el código usando sudo python {FILENAME}<text:line-break/>    No te olvides de agregar el .py al final<text:line-break/><text:line-break/>Esta es solo una versión 1.0 y si alguien quiere enviarme un correo electrónico sobre algún problema, no lo dude. Mi correo electrónico es wallarelvo@hotmail.com. También soy una especie de principiante y traté de hacer este código para principiantes. No hay análisis de blobs o técnicas de aprendizaje automático por una razón. Este código está diseñado para que un principiante aprenda los conceptos básicos de los procesos de visión por computadora utilizando Kinect con OpenKinect SDK para Python. Además, por favor, no hay comentarios groseros sobre el código. Si hay un problema, envíe un correo electrónic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20:49:57.544300169</meta:creation-date>
    <dc:date>2018-06-06T20:50:39.019632075</dc:date>
    <meta:editing-duration>PT41S</meta:editing-duration>
    <meta:editing-cycles>1</meta:editing-cycles>
    <meta:document-statistic meta:table-count="0" meta:image-count="0" meta:object-count="0" meta:page-count="1" meta:paragraph-count="1" meta:word-count="340" meta:character-count="2165" meta:non-whitespace-character-count="1811"/>
    <meta:generator>LibreOffice/5.1.6.2$Linux_X86_64 LibreOffice_project/10m0$Build-2</meta:generator>
  </office:meta>
</office:document-meta>
</file>